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10000012E47E0D5CF82A72811.png" manifest:media-type="image/png"/>
  <manifest:file-entry manifest:full-path="Pictures/10000001000002810000014996A91D6F933A7C9E.png" manifest:media-type="image/png"/>
  <manifest:file-entry manifest:full-path="Pictures/100058280000424000002201037BFCE53CA95972.svg" manifest:media-type="image/svg+xml"/>
  <manifest:file-entry manifest:full-path="Pictures/10000001000001F5000000F18629BB0966D835FD.png" manifest:media-type="image/png"/>
  <manifest:file-entry manifest:full-path="Pictures/10000001000001B900000105932D1C6AFCE71070.png" manifest:media-type="image/png"/>
  <manifest:file-entry manifest:full-path="Pictures/1000CEBC0000C03800005EFB86175B32A604BCED.svg" manifest:media-type="image/svg+xml"/>
  <manifest:file-entry manifest:full-path="Pictures/10000001000003A5000002180AD701D7D42EDF3F.png" manifest:media-type="image/png"/>
  <manifest:file-entry manifest:full-path="Pictures/1000877E0000A20A0000428F0D079C01C06B9CAF.svg" manifest:media-type="image/svg+xml"/>
  <manifest:file-entry manifest:full-path="Pictures/10000001000003BD0000020B37D551024A24D9D1.png" manifest:media-type="image/png"/>
  <manifest:file-entry manifest:full-path="Pictures/1000A6120000AEFA00005F9A79212C61D6FFD747.svg" manifest:media-type="image/svg+xml"/>
  <manifest:file-entry manifest:full-path="Pictures/1000A9D00000ACE9000059DECCE2B209AA4FBD5B.svg" manifest:media-type="image/svg+xml"/>
  <manifest:file-entry manifest:full-path="Pictures/100000010000038B000002276D4A7BAC46648E3E.png" manifest:media-type="image/png"/>
  <manifest:file-entry manifest:full-path="Pictures/1000EDE300004662000043132843A7B7E5F8C0CE.svg" manifest:media-type="image/svg+xml"/>
  <manifest:file-entry manifest:full-path="Pictures/10000001000003D5000001FEFAEFE69D9A2092AB.png" manifest:media-type="image/png"/>
  <manifest:file-entry manifest:full-path="Pictures/100000010000044F000001C585FAF07887A9EE41.png" manifest:media-type="image/png"/>
  <manifest:file-entry manifest:full-path="Pictures/1000A7530000C038000049CB6F52E0E408344148.svg" manifest:media-type="image/svg+xml"/>
  <manifest:file-entry manifest:full-path="Pictures/100000010000042D000001D4C23A7414E6D9909B.png" manifest:media-type="image/png"/>
  <manifest:file-entry manifest:full-path="Pictures/1000D64F0000C194000075913A7B49E7FADBAF1C.svg" manifest:media-type="image/svg+xml"/>
  <manifest:file-entry manifest:full-path="Pictures/100000010000021D000002890B67333EC597DAA8.png" manifest:media-type="image/png"/>
  <manifest:file-entry manifest:full-path="Pictures/10008C6B0000A36700004785B80BD652EBCAAED6.svg" manifest:media-type="image/svg+xml"/>
  <manifest:file-entry manifest:full-path="Pictures/1000000100000423000001D83A3D0F980F6D3BE0.png" manifest:media-type="image/png"/>
  <manifest:file-entry manifest:full-path="Pictures/10000001000003EE000001F117F2CAD1B753399D.png" manifest:media-type="image/png"/>
  <manifest:file-entry manifest:full-path="Pictures/1000000100000401000001E842003F325B656AC5.png" manifest:media-type="image/png"/>
  <manifest:file-entry manifest:full-path="Pictures/1000497000002D9400001AFAE158670C14AD293B.svg" manifest:media-type="image/svg+xml"/>
  <manifest:file-entry manifest:full-path="Pictures/1000C11F0000C19400005C31465A1573B9168332.svg" manifest:media-type="image/svg+xml"/>
  <manifest:file-entry manifest:full-path="Pictures/10003FC0000033C8000018E854222BBFEE30988E.svg" manifest:media-type="image/svg+xml"/>
  <manifest:file-entry manifest:full-path="Pictures/1000000100000475000001B694C812D606DD1882.png" manifest:media-type="image/png"/>
  <manifest:file-entry manifest:full-path="Pictures/10004C300000297200001F36EFAB27FC4B8F821E.svg" manifest:media-type="image/svg+xml"/>
  <manifest:file-entry manifest:full-path="Pictures/100080440000972300004363E11ED7CAF19F5D28.svg" manifest:media-type="image/svg+xml"/>
  <manifest:file-entry manifest:full-path="Pictures/1000E9000000BD2300006CBABD2241BDE45EB569.svg" manifest:media-type="image/svg+xml"/>
  <manifest:file-entry manifest:full-path="Pictures/1000823D0000798B000052E48C0409F7A9F83C9E.svg" manifest:media-type="image/svg+xml"/>
  <manifest:file-entry manifest:full-path="Pictures/10000001000002A90000028991026B07ABE5B1F5.png" manifest:media-type="image/png"/>
  <manifest:file-entry manifest:full-path="Pictures/10000001000003580000024892D970371FCDF548.png" manifest:media-type="image/png"/>
  <manifest:file-entry manifest:full-path="Pictures/100101F100004C96000036FC4EE627EF27A34931.svg" manifest:media-type="image/svg+xml"/>
  <manifest:file-entry manifest:full-path="Pictures/1000D3A0000037EA00004313677BECE030E6C97C.svg" manifest:media-type="image/svg+xml"/>
  <manifest:file-entry manifest:full-path="Pictures/10000001000002E50000021459CC33842B7A00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725cm" svg:x="1cm" svg:y="1.292cm">
          <draw:image xlink:href="Pictures/100080440000972300004363E11ED7CAF19F5D28.svg" xlink:type="simple" xlink:show="embed" xlink:actuate="onLoad" draw:mime-type="image/svg+xml">
            <text:p/>
          </draw:image>
          <draw:image xlink:href="Pictures/1000000100000423000001D83A3D0F980F6D3BE0.png" xlink:type="simple" xlink:show="embed" xlink:actuate="onLoad" draw:mime-type="image/png"/>
        </draw:frame>
        <draw:frame draw:style-name="gr1" draw:text-style-name="P1" draw:layer="layout" svg:width="19.589cm" svg:height="8.566cm" svg:x="1cm" svg:y="13.827cm">
          <draw:image xlink:href="Pictures/10008C6B0000A36700004785B80BD652EBCAAED6.svg" xlink:type="simple" xlink:show="embed" xlink:actuate="onLoad" draw:mime-type="image/svg+xml">
            <text:p/>
          </draw:image>
          <draw:image xlink:href="Pictures/100000010000042D000001D4C23A7414E6D9909B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1.892cm" svg:x="1.223cm" svg:y="0.665cm">
          <draw:image xlink:href="Pictures/1000D64F0000C194000075913A7B49E7FADBAF1C.svg" xlink:type="simple" xlink:show="embed" xlink:actuate="onLoad" draw:mime-type="image/svg+xml">
            <text:p/>
          </draw:image>
          <draw:image xlink:href="Pictures/100000010000038B000002276D4A7BAC46648E3E.png" xlink:type="simple" xlink:show="embed" xlink:actuate="onLoad" draw:mime-type="image/png"/>
        </draw:frame>
        <draw:frame draw:style-name="gr1" draw:text-style-name="P1" draw:layer="layout" svg:width="19.589cm" svg:height="10.697cm" svg:x="0.746cm" svg:y="14.052cm">
          <draw:image xlink:href="Pictures/1000A6120000AEFA00005F9A79212C61D6FFD747.svg" xlink:type="simple" xlink:show="embed" xlink:actuate="onLoad" draw:mime-type="image/svg+xml">
            <text:p/>
          </draw:image>
          <draw:image xlink:href="Pictures/10000001000003BD0000020B37D551024A24D9D1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0.174cm" svg:x="1.254cm" svg:y="0.986cm">
          <draw:image xlink:href="Pictures/1000A9D00000ACE9000059DECCE2B209AA4FBD5B.svg" xlink:type="simple" xlink:show="embed" xlink:actuate="onLoad" draw:mime-type="image/svg+xml">
            <text:p/>
          </draw:image>
          <draw:image xlink:href="Pictures/10000001000003D5000001FEFAEFE69D9A2092AB.png" xlink:type="simple" xlink:show="embed" xlink:actuate="onLoad" draw:mime-type="image/png"/>
        </draw:frame>
        <draw:frame draw:style-name="gr1" draw:text-style-name="P1" draw:layer="layout" svg:width="19.589cm" svg:height="8.038cm" svg:x="1.001cm" svg:y="13.827cm">
          <draw:image xlink:href="Pictures/1000877E0000A20A0000428F0D079C01C06B9CAF.svg" xlink:type="simple" xlink:show="embed" xlink:actuate="onLoad" draw:mime-type="image/svg+xml">
            <text:p/>
          </draw:image>
          <draw:image xlink:href="Pictures/100000010000044F000001C585FAF07887A9EE41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9.589cm" svg:height="9.673cm" svg:x="1.001cm" svg:y="1.635cm">
          <draw:image xlink:href="Pictures/1000CEBC0000C03800005EFB86175B32A604BCED.svg" xlink:type="simple" xlink:show="embed" xlink:actuate="onLoad" draw:mime-type="image/svg+xml">
            <text:p/>
          </draw:image>
          <draw:image xlink:href="Pictures/10000001000003EE000001F117F2CAD1B753399D.png" xlink:type="simple" xlink:show="embed" xlink:actuate="onLoad" draw:mime-type="image/png"/>
        </draw:frame>
        <draw:frame draw:style-name="gr1" draw:text-style-name="P1" draw:layer="layout" svg:width="19.589cm" svg:height="9.322cm" svg:x="1.001cm" svg:y="14.284cm">
          <draw:image xlink:href="Pictures/1000C11F0000C19400005C31465A1573B9168332.svg" xlink:type="simple" xlink:show="embed" xlink:actuate="onLoad" draw:mime-type="image/svg+xml">
            <text:p/>
          </draw:image>
          <draw:image xlink:href="Pictures/1000000100000401000001E842003F325B656AC5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9.589cm" svg:height="7.513cm" svg:x="1.001cm" svg:y="1.107cm">
          <draw:image xlink:href="Pictures/1000A7530000C038000049CB6F52E0E408344148.svg" xlink:type="simple" xlink:show="embed" xlink:actuate="onLoad" draw:mime-type="image/svg+xml">
            <text:p/>
          </draw:image>
          <draw:image xlink:href="Pictures/1000000100000475000001B694C812D606DD1882.png" xlink:type="simple" xlink:show="embed" xlink:actuate="onLoad" draw:mime-type="image/png"/>
        </draw:frame>
        <draw:frame draw:style-name="gr1" draw:text-style-name="P1" draw:layer="layout" svg:width="19.589cm" svg:height="11.256cm" svg:x="1.001cm" svg:y="11.922cm">
          <draw:image xlink:href="Pictures/1000E9000000BD2300006CBABD2241BDE45EB569.svg" xlink:type="simple" xlink:show="embed" xlink:actuate="onLoad" draw:mime-type="image/svg+xml">
            <text:p/>
          </draw:image>
          <draw:image xlink:href="Pictures/10000001000003A5000002180AD701D7D42EDF3F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1" draw:layer="layout" svg:width="19.589cm" svg:height="13.353cm" svg:x="0.885cm" svg:y="1.325cm">
          <draw:image xlink:href="Pictures/1000823D0000798B000052E48C0409F7A9F83C9E.svg" xlink:type="simple" xlink:show="embed" xlink:actuate="onLoad" draw:mime-type="image/svg+xml">
            <text:p/>
          </draw:image>
          <draw:image xlink:href="Pictures/10000001000003580000024892D970371FCDF548.png" xlink:type="simple" xlink:show="embed" xlink:actuate="onLoad" draw:mime-type="image/png"/>
        </draw:frame>
        <draw:frame draw:style-name="gr1" draw:text-style-name="P1" draw:layer="layout" svg:width="19.578cm" svg:height="14.048cm" svg:x="1.254cm" svg:y="15.527cm">
          <draw:image xlink:href="Pictures/100101F100004C96000036FC4EE627EF27A34931.svg" xlink:type="simple" xlink:show="embed" xlink:actuate="onLoad" draw:mime-type="image/svg+xml">
            <text:p/>
          </draw:image>
          <draw:image xlink:href="Pictures/10000001000002E50000021459CC33842B7A00F2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1" draw:layer="layout" svg:width="17.991cm" svg:height="17.144cm" svg:x="1.49cm" svg:y="1.139cm">
          <draw:image xlink:href="Pictures/1000EDE300004662000043132843A7B7E5F8C0CE.svg" xlink:type="simple" xlink:show="embed" xlink:actuate="onLoad" draw:mime-type="image/svg+xml">
            <text:p/>
          </draw:image>
          <draw:image xlink:href="Pictures/10000001000002A90000028991026B07ABE5B1F5.png" xlink:type="simple" xlink:show="embed" xlink:actuate="onLoad" draw:mime-type="image/png"/>
        </draw:frame>
      </draw:page>
      <draw:page draw:name="page8" draw:style-name="dp1" draw:master-page-name="Default">
        <draw:frame draw:style-name="gr1" draw:text-style-name="P1" draw:layer="layout" svg:width="14.287cm" svg:height="17.144cm" svg:x="3.731cm" svg:y="1.001cm">
          <draw:image xlink:href="Pictures/1000D3A0000037EA00004313677BECE030E6C97C.svg" xlink:type="simple" xlink:show="embed" xlink:actuate="onLoad" draw:mime-type="image/svg+xml">
            <text:p/>
          </draw:image>
          <draw:image xlink:href="Pictures/100000010000021D000002890B67333EC597DAA8.png" xlink:type="simple" xlink:show="embed" xlink:actuate="onLoad" draw:mime-type="image/png"/>
        </draw:frame>
        <draw:frame draw:style-name="gr1" draw:text-style-name="P1" draw:layer="layout" svg:width="11.641cm" svg:height="6.878cm" svg:x="5.064cm" svg:y="19.034cm">
          <draw:image xlink:href="Pictures/1000497000002D9400001AFAE158670C14AD293B.svg" xlink:type="simple" xlink:show="embed" xlink:actuate="onLoad" draw:mime-type="image/svg+xml">
            <text:p/>
          </draw:image>
          <draw:image xlink:href="Pictures/10000001000001B900000105932D1C6AFCE71070.png" xlink:type="simple" xlink:show="embed" xlink:actuate="onLoad" draw:mime-type="image/png"/>
        </draw:frame>
      </draw:page>
      <draw:page draw:name="page9" draw:style-name="dp1" draw:master-page-name="Default">
        <draw:frame draw:style-name="gr1" draw:text-style-name="P1" draw:layer="layout" svg:width="13.228cm" svg:height="6.349cm" svg:x="4.028cm" svg:y="1.889cm">
          <draw:image xlink:href="Pictures/10003FC0000033C8000018E854222BBFEE30988E.svg" xlink:type="simple" xlink:show="embed" xlink:actuate="onLoad" draw:mime-type="image/svg+xml">
            <text:p/>
          </draw:image>
          <draw:image xlink:href="Pictures/10000001000001F5000000F18629BB0966D835FD.png" xlink:type="simple" xlink:show="embed" xlink:actuate="onLoad" draw:mime-type="image/png"/>
        </draw:frame>
        <draw:frame draw:style-name="gr1" draw:text-style-name="P1" draw:layer="layout" svg:width="16.932cm" svg:height="8.677cm" svg:x="2.44cm" svg:y="9.761cm">
          <draw:image xlink:href="Pictures/100058280000424000002201037BFCE53CA95972.svg" xlink:type="simple" xlink:show="embed" xlink:actuate="onLoad" draw:mime-type="image/svg+xml">
            <text:p/>
          </draw:image>
          <draw:image xlink:href="Pictures/10000001000002810000014996A91D6F933A7C9E.png" xlink:type="simple" xlink:show="embed" xlink:actuate="onLoad" draw:mime-type="image/png"/>
        </draw:frame>
        <draw:frame draw:style-name="gr1" draw:text-style-name="P1" draw:layer="layout" svg:width="10.582cm" svg:height="7.963cm" svg:x="5.404cm" svg:y="19.326cm">
          <draw:image xlink:href="Pictures/10004C300000297200001F36EFAB27FC4B8F821E.svg" xlink:type="simple" xlink:show="embed" xlink:actuate="onLoad" draw:mime-type="image/svg+xml">
            <text:p/>
          </draw:image>
          <draw:image xlink:href="Pictures/10000001000001910000012E47E0D5CF82A7281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07T18:46:33.320763329</meta:creation-date>
    <meta:generator>LibreOffice/7.2.5.2$Linux_X86_64 LibreOffice_project/20$Build-2</meta:generator>
    <dc:date>2022-02-28T07:56:23.179809829</dc:date>
    <meta:editing-duration>PT40M18S</meta:editing-duration>
    <meta:editing-cycles>5</meta:editing-cycles>
    <meta:document-statistic meta:object-count="18"/>
  </office:meta>
</office:document-meta>
</file>